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text-properties fo:font-weight="normal" officeooo:paragraph-rsid="00110dee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6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7" style:family="paragraph" style:parent-style-name="Contents_20_2">
      <style:text-properties fo:font-weight="normal" officeooo:paragraph-rsid="00078b4c" style:font-weight-asian="normal" style:font-weight-complex="normal"/>
    </style:style>
    <style:style style:name="P8" style:family="paragraph" style:parent-style-name="Text">
      <style:text-properties fo:font-weight="normal" style:font-weight-asian="normal" style:font-weight-complex="normal"/>
    </style:style>
    <style:style style:name="P9" style:family="paragraph" style:parent-style-name="Text">
      <style:text-properties fo:font-weight="normal" officeooo:paragraph-rsid="000f7279" style:font-weight-asian="normal" style:font-weight-complex="normal"/>
    </style:style>
    <style:style style:name="P10" style:family="paragraph" style:parent-style-name="Text">
      <style:text-properties fo:font-weight="normal" officeooo:paragraph-rsid="00110dee" style:font-weight-asian="normal" style:font-weight-complex="normal"/>
    </style:style>
    <style:style style:name="P11" style:family="paragraph" style:parent-style-name="Text">
      <style:text-properties officeooo:paragraph-rsid="00110dee"/>
    </style:style>
    <style:style style:name="P12" style:family="paragraph" style:parent-style-name="Text">
      <style:text-properties officeooo:paragraph-rsid="00121b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  <style:style style:name="T4" style:family="text">
      <style:text-properties officeooo:rsid="00110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5">Le :<text:text-input text:description="&lt;formatLang(o.meeting_id.datewotime, date=True)&gt;">date</text:text-input></text:p>
      <text:h text:style-name="P6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7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7"/>
      <text:p text:style-name="P9"><text:text-input text:description="&lt;o.text_body&gt;">&lt;o.text_body&gt;</text:text-input></text:p>
      <text:p text:style-name="P9"/>
      <text:p text:style-name="P10"/>
      <text:p text:style-name="P10"><text:span text:style-name="T4"><text:text-input text:description="&lt;if test=&quot;o.positionnement&quot;&gt;">&lt;if test="o.positionnement"&gt;</text:text-input></text:span><text:span text:style-name="T4">Positionnement post opératoire </text:span><text:text-input text:description="&lt;o.positionnement&gt;">&lt;o.positionnement&gt;</text:text-input><text:text-input text:description="&lt;/if&gt;">&lt;/if&gt;</text:text-input></text:p>
      <text:p text:style-name="P10"/>
      <text:p text:style-name="P10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text-input text:description="&lt;if test=&quot;o.positionnement&quot;&gt;">&lt;if o.positionnement&gt;</text:text-input>Positionnement post opératoire :<text:text-input text:description="&lt;o.positionnement&gt;">&lt;o.positionnement&gt;</text:text-input><text:text-input text:description="&lt;/if&gt;">&lt;/if&gt;</text:text-input></text:p>
          </table:table-cell>
        </table:table-row>
      </table:table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Traitement post opératoire : 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49:08.501765276</dc:date>
    <meta:editing-duration>PT1H29M20S</meta:editing-duration>
    <meta:editing-cycles>29</meta:editing-cycles>
    <meta:generator>LibreOffice/6.1.5.2$Linux_X86_64 LibreOffice_project/10$Build-2</meta:generator>
    <meta:document-statistic meta:table-count="2" meta:image-count="0" meta:object-count="0" meta:page-count="1" meta:paragraph-count="12" meta:word-count="98" meta:character-count="682" meta:non-whitespace-character-count="649"/>
  </office:meta>
</office:document-meta>
</file>